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17.23mm"/>
    </style:style>
    <style:style style:name="co3" style:family="table-column">
      <style:table-column-properties fo:break-before="auto" style:column-width="18.33mm"/>
    </style:style>
    <style:style style:name="co4" style:family="table-column">
      <style:table-column-properties fo:break-before="auto" style:column-width="19.4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109"/>
    <style:style style:name="ce2" style:family="table-cell" style:parent-style-name="Default" style:data-style-name="N111"/>
    <style:style style:name="ce3" style:family="table-cell" style:parent-style-name="Default" style:data-style-name="N61"/>
  </office:automatic-styles>
  <office:body>
    <office:spreadsheet>
      <table:calculation-settings table:automatic-find-labels="false"/>
      <table:table table:name="Deconvolution-Seq" table:style-name="ta1">
        <table:table-column table:style-name="co1" table:default-cell-style-name="Default"/>
        <table:table-column table:style-name="co2" table:number-columns-repeated="4" table:default-cell-style-name="ce1"/>
        <table:table-column table:style-name="co3" table:default-cell-style-name="ce2"/>
        <table:table-column table:style-name="co4" table:default-cell-style-name="ce2"/>
        <table:table-column table:style-name="co2" table:default-cell-style-name="ce3"/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6181103" calcext:value-type="float">
            <text:p>0,61811</text:p>
          </table:table-cell>
          <table:table-cell office:value-type="float" office:value="0.07355983" calcext:value-type="float">
            <text:p>0,07356</text:p>
          </table:table-cell>
          <table:table-cell office:value-type="float" office:value="0.001363528" calcext:value-type="float">
            <text:p>0,00136</text:p>
          </table:table-cell>
          <table:table-cell office:value-type="float" office:value="0.001634142" calcext:value-type="float">
            <text:p>0,00163</text:p>
          </table:table-cell>
          <table:table-cell office:value-type="float" office:value="29.60765" calcext:value-type="float">
            <text:p>29,6</text:p>
          </table:table-cell>
          <table:table-cell office:value-type="float" office:value="-498.562" calcext:value-type="float">
            <text:p>-498,6</text:p>
          </table:table-cell>
          <table:table-cell office:value-type="float" office:value="0.000000001324517" calcext:value-type="float">
            <text:p>1,32E-0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2.54001" calcext:value-type="float">
            <text:p>42,54001</text:p>
          </table:table-cell>
          <table:table-cell office:value-type="float" office:value="0.0800223" calcext:value-type="float">
            <text:p>0,08002</text:p>
          </table:table-cell>
          <table:table-cell office:value-type="float" office:value="0.03752162" calcext:value-type="float">
            <text:p>0,03752</text:p>
          </table:table-cell>
          <table:table-cell office:value-type="float" office:value="0.001057355" calcext:value-type="float">
            <text:p>0,00106</text:p>
          </table:table-cell>
          <table:table-cell office:value-type="float" office:value="29.75313" calcext:value-type="float">
            <text:p>29,8</text:p>
          </table:table-cell>
          <table:table-cell office:value-type="float" office:value="-413.7504" calcext:value-type="float">
            <text:p>-413,8</text:p>
          </table:table-cell>
          <table:table-cell office:value-type="float" office:value="0.00000002164996" calcext:value-type="float">
            <text:p>2,16E-0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.197763" calcext:value-type="float">
            <text:p>1,19776</text:p>
          </table:table-cell>
          <table:table-cell office:value-type="float" office:value="0.07471701" calcext:value-type="float">
            <text:p>0,07472</text:p>
          </table:table-cell>
          <table:table-cell office:value-type="float" office:value="0.0006111028" calcext:value-type="float">
            <text:p>0,00061</text:p>
          </table:table-cell>
          <table:table-cell office:value-type="float" office:value="0.002069315" calcext:value-type="float">
            <text:p>0,00207</text:p>
          </table:table-cell>
          <table:table-cell office:value-type="float" office:value="25.06611" calcext:value-type="float">
            <text:p>25,1</text:p>
          </table:table-cell>
          <table:table-cell office:value-type="float" office:value="-459.0608" calcext:value-type="float">
            <text:p>-459,1</text:p>
          </table:table-cell>
          <table:table-cell office:value-type="float" office:value="0.00000001649418" calcext:value-type="float">
            <text:p>1,65E-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2P0"/>
    </number:currency-style>
    <number:number-style style:name="N107">
      <number:number number:decimal-places="3" loext:min-decimal-places="3" number:min-integer-digits="1" number:grouping="true"/>
    </number:number-style>
    <number:number-style style:name="N108">
      <number:number number:decimal-places="4" loext:min-decimal-places="4" number:min-integer-digits="1" number:grouping="true"/>
    </number:number-style>
    <number:number-style style:name="N109">
      <number:number number:decimal-places="5" loext:min-decimal-places="5" number:min-integer-digits="1" number:grouping="true"/>
    </number:number-style>
    <number:number-style style:name="N110">
      <number:number number:decimal-places="6" loext:min-decimal-places="6" number:min-integer-digits="1" number:grouping="true"/>
    </number:number-style>
    <number:number-style style:name="N111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0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0T18:43:24.830602931</dc:date>
    <dc:creator>Александр Александрович Бондарев</dc:creator>
    <meta:editing-duration>PT51S</meta:editing-duration>
    <meta:editing-cycles>1</meta:editing-cycles>
    <meta:generator>LibreOffice/5.2.7.2$Linux_X86_64 LibreOffice_project/20m0$Build-2</meta:generator>
    <meta:document-statistic meta:table-count="1" meta:cell-count="24" meta:object-count="0"/>
  </office:meta>
</office:document-meta>
</file>